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/>
      <style:text-properties officeooo:rsid="0009566a" officeooo:paragraph-rsid="0009566a"/>
    </style:style>
    <style:style style:name="P2" style:family="paragraph" style:parent-style-name="Preformatted_20_Text">
      <style:paragraph-properties fo:line-height="115%"/>
      <style:text-properties officeooo:rsid="0009566a" officeooo:paragraph-rsid="0009af52"/>
    </style:style>
    <style:style style:name="P3" style:family="paragraph" style:parent-style-name="Preformatted_20_Text">
      <style:paragraph-properties fo:line-height="115%"/>
      <style:text-properties officeooo:rsid="0009566a" officeooo:paragraph-rsid="000ea078"/>
    </style:style>
    <style:style style:name="P4" style:family="paragraph" style:parent-style-name="Preformatted_20_Text">
      <style:paragraph-properties fo:line-height="115%"/>
      <style:text-properties officeooo:rsid="0009566a" officeooo:paragraph-rsid="00100c0a"/>
    </style:style>
    <style:style style:name="P5" style:family="paragraph" style:parent-style-name="Preformatted_20_Text">
      <style:paragraph-properties fo:line-height="115%"/>
      <style:text-properties officeooo:rsid="0009566a" officeooo:paragraph-rsid="0011a97c"/>
    </style:style>
    <style:style style:name="P6" style:family="paragraph" style:parent-style-name="Preformatted_20_Text">
      <style:paragraph-properties fo:line-height="115%"/>
      <style:text-properties officeooo:rsid="0009566a" officeooo:paragraph-rsid="001283fb"/>
    </style:style>
    <style:style style:name="P7" style:family="paragraph" style:parent-style-name="Preformatted_20_Text">
      <style:paragraph-properties fo:line-height="115%"/>
      <style:text-properties officeooo:rsid="0009566a" officeooo:paragraph-rsid="00141557"/>
    </style:style>
    <style:style style:name="P8" style:family="paragraph" style:parent-style-name="Preformatted_20_Text">
      <style:paragraph-properties fo:line-height="115%"/>
      <style:text-properties officeooo:rsid="0009566a" officeooo:paragraph-rsid="0014cfa6"/>
    </style:style>
    <style:style style:name="P9" style:family="paragraph" style:parent-style-name="Preformatted_20_Text">
      <style:paragraph-properties fo:line-height="115%"/>
      <style:text-properties officeooo:rsid="0009566a" officeooo:paragraph-rsid="0016e59e"/>
    </style:style>
    <style:style style:name="P10" style:family="paragraph" style:parent-style-name="Preformatted_20_Text">
      <style:paragraph-properties fo:line-height="115%"/>
      <style:text-properties officeooo:rsid="0009566a" officeooo:paragraph-rsid="00170669"/>
    </style:style>
    <style:style style:name="P11" style:family="paragraph" style:parent-style-name="Preformatted_20_Text">
      <style:paragraph-properties fo:line-height="115%"/>
      <style:text-properties officeooo:rsid="0009566a" officeooo:paragraph-rsid="001eabc9"/>
    </style:style>
    <style:style style:name="P12" style:family="paragraph" style:parent-style-name="Preformatted_20_Text">
      <style:paragraph-properties fo:line-height="115%"/>
      <style:text-properties officeooo:rsid="0009566a" officeooo:paragraph-rsid="001fbab5"/>
    </style:style>
    <style:style style:name="P13" style:family="paragraph" style:parent-style-name="Preformatted_20_Text">
      <style:paragraph-properties fo:line-height="115%"/>
      <style:text-properties officeooo:rsid="0009566a" officeooo:paragraph-rsid="002f4a6e"/>
    </style:style>
    <style:style style:name="P14" style:family="paragraph" style:parent-style-name="Preformatted_20_Text">
      <style:paragraph-properties fo:line-height="115%"/>
      <style:text-properties officeooo:rsid="0009566a" officeooo:paragraph-rsid="0018e3ba"/>
    </style:style>
    <style:style style:name="P15" style:family="paragraph" style:parent-style-name="Preformatted_20_Text">
      <style:paragraph-properties fo:line-height="115%"/>
      <style:text-properties officeooo:rsid="0009566a" officeooo:paragraph-rsid="00311bed"/>
    </style:style>
    <style:style style:name="P16" style:family="paragraph" style:parent-style-name="Preformatted_20_Text">
      <style:paragraph-properties fo:line-height="115%"/>
      <style:text-properties officeooo:rsid="0009566a" officeooo:paragraph-rsid="0009af52" fo:background-color="transparent"/>
    </style:style>
    <style:style style:name="P17" style:family="paragraph" style:parent-style-name="Preformatted_20_Text">
      <style:paragraph-properties fo:line-height="115%"/>
      <style:text-properties officeooo:rsid="0009566a" officeooo:paragraph-rsid="000bd736" fo:background-color="transparent"/>
    </style:style>
    <style:style style:name="P18" style:family="paragraph" style:parent-style-name="Preformatted_20_Text">
      <style:paragraph-properties fo:line-height="115%"/>
      <style:text-properties officeooo:rsid="0009566a" officeooo:paragraph-rsid="000d8704" fo:background-color="transparent"/>
    </style:style>
    <style:style style:name="P19" style:family="paragraph" style:parent-style-name="Preformatted_20_Text">
      <style:paragraph-properties fo:line-height="115%"/>
      <style:text-properties officeooo:rsid="0009566a" officeooo:paragraph-rsid="000ea078" fo:background-color="transparent"/>
    </style:style>
    <style:style style:name="P20" style:family="paragraph" style:parent-style-name="Preformatted_20_Text">
      <style:paragraph-properties fo:line-height="115%"/>
      <style:text-properties officeooo:rsid="0016e59e" officeooo:paragraph-rsid="00170669" fo:background-color="#66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af52"/>
    </style:style>
    <style:style style:name="T3" style:family="text">
      <style:text-properties officeooo:rsid="0009af52" fo:background-color="#00ccff" loext:char-shading-value="0"/>
    </style:style>
    <style:style style:name="T4" style:family="text">
      <style:text-properties officeooo:rsid="0011a97c" fo:background-color="#00ccff" loext:char-shading-value="0"/>
    </style:style>
    <style:style style:name="T5" style:family="text">
      <style:text-properties officeooo:rsid="000f8e79" fo:background-color="#00ccff" loext:char-shading-value="0"/>
    </style:style>
    <style:style style:name="T6" style:family="text">
      <style:text-properties officeooo:rsid="000c7174"/>
    </style:style>
    <style:style style:name="T7" style:family="text">
      <style:text-properties officeooo:rsid="0009af52" fo:background-color="transparent" loext:char-shading-value="0"/>
    </style:style>
    <style:style style:name="T8" style:family="text">
      <style:text-properties officeooo:rsid="0016e59e" fo:background-color="transparent" loext:char-shading-value="0"/>
    </style:style>
    <style:style style:name="T9" style:family="text">
      <style:text-properties officeooo:rsid="00170669" fo:background-color="transparent" loext:char-shading-value="0"/>
    </style:style>
    <style:style style:name="T10" style:family="text">
      <style:text-properties officeooo:rsid="000f8e79" fo:background-color="transparent" loext:char-shading-value="0"/>
    </style:style>
    <style:style style:name="T11" style:family="text">
      <style:text-properties officeooo:rsid="001fbab5" fo:background-color="transparent" loext:char-shading-value="0"/>
    </style:style>
    <style:style style:name="T12" style:family="text">
      <style:text-properties officeooo:rsid="0027ba8c" fo:background-color="transparent" loext:char-shading-value="0"/>
    </style:style>
    <style:style style:name="T13" style:family="text">
      <style:text-properties officeooo:rsid="00311bed" fo:background-color="transparent" loext:char-shading-value="0"/>
    </style:style>
    <style:style style:name="T14" style:family="text">
      <style:text-properties officeooo:rsid="000d8704"/>
    </style:style>
    <style:style style:name="T15" style:family="text">
      <style:text-properties fo:background-color="#99ff33" loext:char-shading-value="0"/>
    </style:style>
    <style:style style:name="T16" style:family="text">
      <style:text-properties officeooo:rsid="0009af52" fo:background-color="#99ff33" loext:char-shading-value="0"/>
    </style:style>
    <style:style style:name="T17" style:family="text">
      <style:text-properties officeooo:rsid="000c7174" fo:background-color="#99ff33" loext:char-shading-value="0"/>
    </style:style>
    <style:style style:name="T18" style:family="text">
      <style:text-properties fo:background-color="#66ff00" loext:char-shading-value="0"/>
    </style:style>
    <style:style style:name="T19" style:family="text">
      <style:text-properties officeooo:rsid="0009af52" fo:background-color="#66ff00" loext:char-shading-value="0"/>
    </style:style>
    <style:style style:name="T20" style:family="text">
      <style:text-properties officeooo:rsid="000c7174" fo:background-color="#66ff00" loext:char-shading-value="0"/>
    </style:style>
    <style:style style:name="T21" style:family="text">
      <style:text-properties officeooo:rsid="000f8e79" fo:background-color="#66ff00" loext:char-shading-value="0"/>
    </style:style>
    <style:style style:name="T22" style:family="text">
      <style:text-properties officeooo:rsid="00100c0a" fo:background-color="#66ff00" loext:char-shading-value="0"/>
    </style:style>
    <style:style style:name="T23" style:family="text">
      <style:text-properties officeooo:rsid="0011a97c" fo:background-color="#66ff00" loext:char-shading-value="0"/>
    </style:style>
    <style:style style:name="T24" style:family="text">
      <style:text-properties officeooo:rsid="001283fb" fo:background-color="#66ff00" loext:char-shading-value="0"/>
    </style:style>
    <style:style style:name="T25" style:family="text">
      <style:text-properties officeooo:rsid="0014cfa6" fo:background-color="#66ff00" loext:char-shading-value="0"/>
    </style:style>
    <style:style style:name="T26" style:family="text">
      <style:text-properties officeooo:rsid="0016e59e" fo:background-color="#66ff00" loext:char-shading-value="0"/>
    </style:style>
    <style:style style:name="T27" style:family="text">
      <style:text-properties officeooo:rsid="00170669" fo:background-color="#66ff00" loext:char-shading-value="0"/>
    </style:style>
    <style:style style:name="T28" style:family="text">
      <style:text-properties officeooo:rsid="001996ca" fo:background-color="#66ff00" loext:char-shading-value="0"/>
    </style:style>
    <style:style style:name="T29" style:family="text">
      <style:text-properties officeooo:rsid="001eabc9" fo:background-color="#66ff00" loext:char-shading-value="0"/>
    </style:style>
    <style:style style:name="T30" style:family="text">
      <style:text-properties officeooo:rsid="001fbab5" fo:background-color="#66ff00" loext:char-shading-value="0"/>
    </style:style>
    <style:style style:name="T31" style:family="text">
      <style:text-properties officeooo:rsid="002139c5" fo:background-color="#66ff00" loext:char-shading-value="0"/>
    </style:style>
    <style:style style:name="T32" style:family="text">
      <style:text-properties officeooo:rsid="002ca2f4" fo:background-color="#66ff00" loext:char-shading-value="0"/>
    </style:style>
    <style:style style:name="T33" style:family="text">
      <style:text-properties officeooo:rsid="002ced5e" fo:background-color="#66ff00" loext:char-shading-value="0"/>
    </style:style>
    <style:style style:name="T34" style:family="text">
      <style:text-properties officeooo:rsid="002ee0d0" fo:background-color="#66ff00" loext:char-shading-value="0"/>
    </style:style>
    <style:style style:name="T35" style:family="text">
      <style:text-properties officeooo:rsid="002f4a6e" fo:background-color="#66ff00" loext:char-shading-value="0"/>
    </style:style>
    <style:style style:name="T36" style:family="text">
      <style:text-properties officeooo:rsid="00311bed" fo:background-color="#66ff00" loext:char-shading-value="0"/>
    </style:style>
    <style:style style:name="T37" style:family="text">
      <style:text-properties officeooo:rsid="00312d0b" fo:background-color="#66ff00" loext:char-shading-value="0"/>
    </style:style>
    <style:style style:name="T38" style:family="text">
      <style:text-properties officeooo:rsid="000f8e79" fo:background-color="#00cccc" loext:char-shading-value="0"/>
    </style:style>
    <style:style style:name="T39" style:family="text">
      <style:text-properties officeooo:rsid="0009af52" fo:background-color="#00cccc" loext:char-shading-value="0"/>
    </style:style>
    <style:style style:name="T40" style:family="text">
      <style:text-properties officeooo:rsid="0009af52" fo:background-color="#ff0000" loext:char-shading-value="0"/>
    </style:style>
    <style:style style:name="T41" style:family="text">
      <style:text-properties officeooo:rsid="0009af52" fo:background-color="#ff3333" loext:char-shading-value="0"/>
    </style:style>
    <style:style style:name="T42" style:family="text">
      <style:text-properties officeooo:rsid="000f8e79" fo:background-color="#ff3333" loext:char-shading-value="0"/>
    </style:style>
    <style:style style:name="T43" style:family="text">
      <style:text-properties officeooo:rsid="001fbab5" fo:background-color="#ff333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4">Նշում՝ բոլոր պատասխաններում username-ի փոխարեն պետք է լինի համապատասխան username-ը, իմ պարագայում՝ astghik:</text:span></text:p>
      <text:p text:style-name="P1"><text:tab/><text:span text:style-name="T1">1.</text:span> <text:s/>Գտնվելով <text:s/>/home/username հատվածում, թղթապանակի պարունակությունը դուրս բերեք առանձին նիշքի մեջ հենց այն հատվածում որտեղ գտնվում եք (/home/username):</text:p>
      <text:p text:style-name="P1"><text:tab/><text:span text:style-name="T3">Պատասխան՝</text:span></text:p>
      <text:p text:style-name="P17"><text:span text:style-name="T2"><text:tab/></text:span><text:span text:style-name="T16">ls </text:span><text:span text:style-name="T15">/home/username </text:span><text:span text:style-name="T17">&gt; file</text:span></text:p>
      <text:p text:style-name="P1"/>
      <text:p text:style-name="P1"><text:tab/><text:span text:style-name="T1">2.</text:span> <text:s/>Գտնվելով <text:s/>/home/username հատվածում, թղթապանակի պարունակությունը դուրս բերեք առանձին նիշքի մեջ /home հատվածում:</text:p>
      <text:p text:style-name="P2"><text:tab/><text:span text:style-name="T41">Պատասխան՝</text:span></text:p>
      <text:p text:style-name="P2"><text:span text:style-name="T7"><text:tab/></text:span><text:span text:style-name="T31">sudo su</text:span></text:p>
      <text:p text:style-name="P18"><text:span text:style-name="T2"><text:tab/></text:span><text:span text:style-name="T19">ls </text:span><text:span text:style-name="T33">.</text:span><text:span text:style-name="T18"> </text:span><text:span text:style-name="T20">&gt; ../file </text:span><text:span text:style-name="T34">կամ ls &gt; ../file</text:span></text:p>
      <text:p text:style-name="P18"><text:span text:style-name="T6"><text:tab/></text:span><text:span text:style-name="T31">exit</text:span></text:p>
      <text:p text:style-name="P1"><text:tab/></text:p>
      <text:p text:style-name="P1"><text:tab/><text:span text:style-name="T1">3.</text:span> Առանձին նիշքի մեջ դուրս բերեք ձեր օպերացիոն համակարգի ամբողջական անունը</text:p>
      <text:p text:style-name="P2"><text:tab/><text:span text:style-name="T3">Պատասխան՝</text:span></text:p>
      <text:p text:style-name="P16"><text:span text:style-name="T2"><text:tab/></text:span><text:span text:style-name="T19">uname -a &gt; file1</text:span></text:p>
      <text:p text:style-name="P1"><text:tab/></text:p>
      <text:p text:style-name="P1"><text:tab/><text:span text:style-name="T1">4.</text:span> PATH փոփոխական մեջ ավելացրեք ձեր օգտատերի /home/username հատվածը</text:p>
      <text:p text:style-name="P2"><text:tab/><text:span text:style-name="T3">Պատասխան՝</text:span></text:p>
      <text:p text:style-name="P18"><text:span text:style-name="T2"><text:tab/></text:span><text:span text:style-name="T19">PATH=$PATH:/home/username</text:span></text:p>
      <text:p text:style-name="P1"><text:tab/></text:p>
      <text:p text:style-name="P1"><text:tab/><text:span text:style-name="T1">5.</text:span> PS1 փոփոխականը փոխեք այնպես, որ username@hostname~$ -ի փոխարեն ցույց տա տվյալ պահի ժամանակը կանաչ գույնով</text:p>
      <text:p text:style-name="P2"><text:tab/><text:span text:style-name="T40">Պատասխան՝</text:span></text:p>
      <text:p text:style-name="P13"><text:span text:style-name="T12"><text:tab/></text:span><text:span text:style-name="T35">export PS1="\e[0;32m\t \e[m"</text:span></text:p>
      <text:p text:style-name="P1"/>
      <text:p text:style-name="P1"><text:tab/><text:span text:style-name="T1">6.</text:span> Տեքստային դուրսգրման հետ կապված առաջադրանքներ</text:p>
      <text:p text:style-name="P1"/>
      <text:p text:style-name="P1"><text:tab/><text:tab/><text:span text:style-name="T1">6.1</text:span> Համարակալեք /var/log/syslog նիշքը</text:p>
      <text:p text:style-name="P3"><text:tab/><text:tab/><text:span text:style-name="T39">Պատասխան՝</text:span></text:p>
      <text:p text:style-name="P19"><text:span text:style-name="T2"><text:tab/><text:tab/></text:span><text:span text:style-name="T19">nl </text:span><text:span text:style-name="T18">/var/log/syslog </text:span><text:span text:style-name="T23">&gt; fileName</text:span></text:p>
      <text:p text:style-name="P1"/>
      <text:p text:style-name="P1"><text:tab/><text:tab/><text:span text:style-name="T1">6.2</text:span> Տպելու համար ինչպիսի նախնական տեսք կունենա վերոնշյալ նիշքը, ինչ հրամանի միջոցով կարելի է դա տեսնել</text:p>
      <text:p text:style-name="P6"><text:tab/><text:tab/><text:span text:style-name="T41">Պատասխան՝</text:span></text:p>
      <text:p text:style-name="P6"><text:span text:style-name="T7"><text:tab/><text:tab/></text:span><text:span text:style-name="T37">lp</text:span><text:span text:style-name="T19"> </text:span><text:span text:style-name="T18">/var/log/syslog</text:span></text:p>
      <text:p text:style-name="P1"/>
      <text:p text:style-name="P1"><text:tab/><text:tab/><text:span text:style-name="T1">6.3</text:span> Ինչպես կարելի է դասավորել նիշքի պարունակությունը այբենական ցանկով</text:p>
      <text:p text:style-name="P1"><text:span text:style-name="T7"><text:tab/><text:tab/></text:span><text:span text:style-name="T4">Պատասխան՝</text:span></text:p>
      <text:p text:style-name="P5"><text:tab/><text:tab/><text:span text:style-name="T23">sort</text:span><text:span text:style-name="T22"> fileName</text:span><text:span text:style-name="T23">1 &gt; fileName2</text:span></text:p>
      <text:p text:style-name="P5"/>
      <text:p text:style-name="P1"><text:tab/><text:tab/><text:span text:style-name="T1">6.4</text:span> Դուրս բերեք ցանկացած նիշքի առաջին և վերջին 5 տողերը</text:p>
      <text:p text:style-name="P4"><text:tab/><text:tab/><text:span text:style-name="T41">Պատասխան՝</text:span></text:p>
      <text:p text:style-name="P1"><text:tab/><text:tab/><text:span text:style-name="T22">head -n 5 fileName </text:span><text:span text:style-name="T32">&amp;&amp;</text:span><text:span text:style-name="T22"> tail -n 5 fileName</text:span></text:p>
      <text:p text:style-name="P1"/>
      <text:p text:style-name="P1"><text:tab/><text:tab/><text:span text:style-name="T1">6.5</text:span> ls հրամանի միջոցով դուրս բերեք /home/username հատվածի պարունակությունը բացի D տառով սկսվողներից</text:p>
      <text:p text:style-name="P1"><text:tab/><text:tab/><text:span text:style-name="T38">Պատասխան՝</text:span></text:p>
      <text:p text:style-name="P1"><text:tab/><text:tab/><text:span text:style-name="T21">ls !(D*)</text:span></text:p>
      <text:p text:style-name="P1"/>
      <text:p text:style-name="P1"><text:tab/><text:span text:style-name="T1">7.</text:span> Նիշքերի հետ կապված առաջադրանքներ</text:p>
      <text:p text:style-name="P1"/>
      <text:p text:style-name="P1"><text:tab/><text:tab/><text:span text:style-name="T1">7.1</text:span> Գտեք ձեր օպերացիոն համակարգի մեջ 200ՄԲ –ից ավել ծավալ ունեցող <text:soft-page-break/>բոլոր նիշքերը</text:p>
      <text:p text:style-name="P7"><text:tab/><text:tab/><text:span text:style-name="T5">Պատասխան՝</text:span></text:p>
      <text:p text:style-name="P8"><text:tab/><text:tab/><text:span text:style-name="T25">find -size +200M</text:span></text:p>
      <text:p text:style-name="P7"/>
      <text:p text:style-name="P1"><text:tab/><text:tab/><text:span text:style-name="T1">7.2</text:span> /home/username հատվածում գտեք 2 կամայական տառով սկսվող բոլոր թղթապանակները և նիշքերը ու կրկնօրինակեք առանձին թղթապանակի մեջ</text:p>
      <text:p text:style-name="P9"><text:tab/><text:tab/><text:span text:style-name="T38">Պատասխան՝</text:span></text:p>
      <text:p text:style-name="P9"><text:tab/><text:tab/><text:span text:style-name="T26">mkdir folder</text:span></text:p>
      <text:p text:style-name="P9"><text:span text:style-name="T8"><text:tab/><text:tab/></text:span><text:span text:style-name="T26">cp -r </text:span><text:span text:style-name="T28">[</text:span><text:span text:style-name="T26">c</text:span><text:span text:style-name="T28">f]</text:span><text:span text:style-name="T26">* folder</text:span></text:p>
      <text:p text:style-name="P1"/>
      <text:p text:style-name="P1"><text:tab/><text:tab/><text:span text:style-name="T1">7.3</text:span> Կրկնօրինակեք ձեր հիշողության սկավառակի առաջին հատվածը կամայական վայրում</text:p>
      <text:p text:style-name="P10"><text:tab/><text:tab/><text:span text:style-name="T38">Պատասխան՝</text:span></text:p>
      <text:p text:style-name="P11"><text:span text:style-name="T10"><text:tab/><text:tab/></text:span><text:span text:style-name="T29">sudo dd if=/dev/sda1 of=/home/username/filesda.txt bs=446 count=5</text:span></text:p>
      <text:p text:style-name="P20"/>
      <text:p text:style-name="P1"><text:tab/><text:tab/><text:span text:style-name="T1">7.4</text:span> Ջնջեք 7.2 կետում ստեղծված թղթապնակը</text:p>
      <text:p text:style-name="P9"><text:tab/><text:tab/><text:span text:style-name="T38">Պատասխան՝</text:span></text:p>
      <text:p text:style-name="P9"><text:tab/><text:tab/><text:span text:style-name="T26">rm -rf folder</text:span></text:p>
      <text:p text:style-name="P1"/>
      <text:p text:style-name="P1"/>
      <text:p text:style-name="P1"><text:tab/><text:tab/><text:span text:style-name="T1">7.5</text:span> Ստեղծեք նիշք որի մեջ գրեք 9 տող ցանկացած տեքստ և մեկ հրամանով ստեղծեք 3 առանձին նիշք, որոնց մեջ կլինեն այդ 9 տողերից 3 ական տող</text:p>
      <text:p text:style-name="P10"><text:tab/><text:tab/><text:span text:style-name="T38">Պատասխան՝</text:span></text:p>
      <text:p text:style-name="P10"><text:tab/><text:tab/><text:span text:style-name="T27">&gt; fileName</text:span></text:p>
      <text:p text:style-name="P10"><text:span text:style-name="T9"><text:tab/><text:tab/></text:span><text:span text:style-name="T27">vim fileName</text:span></text:p>
      <text:p text:style-name="P10"><text:span text:style-name="T9"><text:tab/><text:tab/></text:span><text:span text:style-name="T27">Գրել 9 տող եվ պահպանել</text:span></text:p>
      <text:p text:style-name="P10"><text:span text:style-name="T9"><text:tab/><text:tab/></text:span><text:span text:style-name="T27">split -l 3 fileName (յուրաքանչյուր երեք տող պահպանում է առանձին <text:tab/></text:span><text:span text:style-name="T9"><text:tab/><text:tab/></text:span><text:span text:style-name="T27">նիշքում)</text:span></text:p>
      <text:p text:style-name="P1"/>
      <text:p text:style-name="P1"><text:tab/><text:tab/><text:span text:style-name="T1">7.6</text:span> Ստեղծեք թղթապանակ որի մեջ ստեղծեք մի քանի նիշքեր, այնուհետև սեղմեք այն gzip, bzip2 և tar-ի միջոցով</text:p>
      <text:p text:style-name="P12"><text:tab/><text:tab/><text:span text:style-name="T42">Պատասխան</text:span><text:span text:style-name="T43">`</text:span></text:p>
      <text:p text:style-name="P12"><text:span text:style-name="T11"><text:tab/><text:tab/></text:span><text:span text:style-name="T30">mkdir folder</text:span></text:p>
      <text:p text:style-name="P12"><text:span text:style-name="T11"><text:tab/><text:tab/></text:span><text:span text:style-name="T30">cp x* folder</text:span></text:p>
      <text:p text:style-name="P14"><text:tab/><text:tab/><text:span text:style-name="T30">tar -zcvf archive.tar.gz folder/</text:span></text:p>
      <text:p text:style-name="P15"><text:span text:style-name="T11"><text:tab/><text:tab/></text:span><text:span text:style-name="T36">tar -cjf file.tar.bz2 folder</text:span></text:p>
      <text:p text:style-name="P15"><text:span text:style-name="T13"><text:tab/><text:tab/></text:span><text:span text:style-name="T36">gzip -r folder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6T02:19:09.678599445</dc:date>
    <meta:editing-duration>PT4H6M32S</meta:editing-duration>
    <meta:editing-cycles>26</meta:editing-cycles>
    <meta:document-statistic meta:table-count="0" meta:image-count="0" meta:object-count="0" meta:page-count="2" meta:paragraph-count="64" meta:word-count="345" meta:character-count="2465" meta:non-whitespace-character-count="2069"/>
  </office:meta>
</office:document-meta>
</file>